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F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5pt solid #cccccc" fo:border-right="none" fo:border-top="none" fo:border-bottom="0.05pt solid #cccccc" style:writing-mode="page">
        <style:background-image/>
      </style:table-cell-properties>
    </style:style>
    <style:style style:name="Tabella1.F4" style:family="table-cell" style:data-style-name="N0">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1.F5"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6" style:family="table-row">
      <style:table-row-properties fo:background-color="#eeeeee">
        <style:background-image/>
      </style:table-row-properties>
    </style:style>
    <style:style style:name="Tabella1.8" style:family="table-row">
      <style:table-row-properties fo:background-color="#eeeeee">
        <style:background-image/>
      </style:table-row-properties>
    </style:style>
    <style:style style:name="Tabella1.10" style:family="table-row">
      <style:table-row-properties fo:background-color="#eeeeee">
        <style:background-image/>
      </style:table-row-properties>
    </style:style>
    <style:style style:name="Tabella1.11" style:family="table-row">
      <style:table-row-properties fo:background-color="#eeeeee">
        <style:background-image/>
      </style:table-row-properties>
    </style:style>
    <style:style style:name="Tabella1.12" style:family="table-row">
      <style:table-row-properties fo:background-color="transparent" fo:keep-together="always">
        <style:background-image/>
      </style:table-row-properties>
    </style:style>
    <style:style style:name="Tabella1.13" style:family="table-row">
      <style:table-row-properties fo:background-color="#eeeeee">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499cm" style:rel-column-width="850*"/>
    </style:style>
    <style:style style:name="Scontri.B" style:family="table-column">
      <style:table-column-properties style:column-width="2.505cm" style:rel-column-width="1420*"/>
    </style:style>
    <style:style style:name="Scontri.C" style:family="table-column">
      <style:table-column-properties style:column-width="4.392cm" style:rel-column-width="2490*"/>
    </style:style>
    <style:style style:name="Scontri.D" style:family="table-column">
      <style:table-column-properties style:column-width="1.605cm" style:rel-column-width="910*"/>
    </style:style>
    <style:style style:name="Scontri.F" style:family="table-column">
      <style:table-column-properties style:column-width="2.099cm" style:rel-column-width="1190*"/>
    </style:style>
    <style:style style:name="Scontri.G" style:family="table-column">
      <style:table-column-properties style:column-width="2.399cm" style:rel-column-width="1360*"/>
    </style:style>
    <style:style style:name="Scontri.H" style:family="table-column">
      <style:table-column-properties style:column-width="1.588cm" style:rel-column-width="900*"/>
    </style:style>
    <style:style style:name="Scontri.I" style:family="table-column">
      <style:table-column-properties style:column-width="1.309cm" style:rel-column-width="742*"/>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fo:language="en" fo:country="US"/>
    </style:style>
    <style:style style:name="P6" style:family="paragraph" style:parent-style-name="Footnote">
      <style:paragraph-properties fo:margin-left="0cm" fo:margin-right="0cm" fo:text-indent="0cm" style:auto-text-indent="false"/>
    </style:style>
    <style:style style:name="P7" style:family="paragraph" style:parent-style-name="Heading_20_2">
      <style:paragraph-properties fo:break-before="page"/>
    </style:style>
    <style:style style:name="P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77e80" officeooo:paragraph-rsid="00177e80"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Heading_20_1">
      <style:paragraph-properties fo:break-before="page"/>
      <style:text-properties fo:language="en" fo:country="US"/>
    </style:style>
    <style:style style:name="P13" style:family="paragraph" style:parent-style-name="Heading_20_3">
      <style:text-properties officeooo:rsid="0013c473"/>
    </style:style>
    <style:style style:name="P14" style:family="paragraph" style:parent-style-name="Footnote">
      <style:text-properties fo:font-size="10pt" style:font-size-asian="10pt" style:font-size-complex="10pt"/>
    </style:style>
    <style:style style:name="T1" style:family="text">
      <style:text-properties style:text-position="super 58%"/>
    </style:style>
    <style:style style:name="T2" style:family="text">
      <style:text-properties fo:color="#464453" style:text-outline="false" style:text-line-through-style="none" style:text-line-through-type="none" style:font-name="Liberation Serif" fo:font-size="12pt" fo:font-style="normal" fo:text-shadow="none" style:text-underline-style="none" fo:font-weight="normal" officeooo:rsid="00163fb3"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464453"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 style:family="text">
      <style:text-properties fo:color="#464453" style:text-outline="false" style:text-line-through-style="none" style:text-line-through-type="none" style:font-name="Liberation Serif" fo:font-style="normal" fo:text-shadow="none" style:text-underline-style="none" fo:font-weight="normal" officeooo:rsid="0015a4d7" style:font-style-asian="normal" style:font-weight-asian="normal" style:font-style-complex="normal" style:font-weight-complex="normal" style:text-overline-style="none" style:text-overline-color="font-color"/>
    </style:style>
    <style:style style:name="T5" style:family="text">
      <style:text-properties fo:color="#464453" style:text-outline="false" style:text-line-through-style="none" style:text-line-through-type="none" style:font-name="Liberation Serif" fo:font-style="normal" fo:text-shadow="none" style:text-underline-style="none" fo:font-weight="normal" officeooo:rsid="00163fb3" style:font-style-asian="normal" style:font-weight-asian="normal" style:font-style-complex="normal" style:font-weight-complex="normal" style:text-overline-style="none" style:text-overline-color="font-color"/>
    </style:style>
    <style:style style:name="T6" style:family="text">
      <style:text-properties fo:color="#464453" style:text-outline="false" style:text-line-through-style="none" style:text-line-through-type="none" style:font-name="Liberation Serif" fo:font-style="normal" fo:text-shadow="none" style:text-underline-style="none" fo:font-weight="normal" officeooo:rsid="0019184a" style:font-style-asian="normal" style:font-weight-asian="normal" style:font-style-complex="normal" style:font-weight-complex="normal" style:text-overline-style="none" style:text-overline-color="font-color"/>
    </style:style>
    <style:style style:name="T7" style:family="text">
      <style:text-properties fo:color="#464453" style:text-outline="false" style:text-line-through-style="none" style:text-line-through-type="none" style:font-name="Liberation Serif" fo:font-style="normal" fo:text-shadow="none" style:text-underline-style="none" fo:font-weight="normal" officeooo:rsid="00191d52" style:font-style-asian="normal" style:font-weight-asian="normal" style:font-style-complex="normal" style:font-weight-complex="normal" style:text-overline-style="none" style:text-overline-color="font-color"/>
    </style:style>
    <style:style style:name="T8" style:family="text">
      <style:text-properties fo:color="#464453" style:text-outline="false" style:text-line-through-style="none" style:text-line-through-type="none" style:font-name="Liberation Serif" fo:font-style="normal" fo:text-shadow="none" style:text-underline-style="none" fo:font-weight="bold" style:font-style-asian="normal" style:font-weight-asian="bold" style:font-style-complex="normal" style:font-weight-complex="bold" style:text-overline-style="none" style:text-overline-color="font-color"/>
    </style:style>
    <style:style style:name="T9" style:family="text">
      <style:text-properties officeooo:rsid="00177e80"/>
    </style:style>
    <style:style style:name="T10" style:family="text">
      <style:text-properties officeooo:rsid="00191d52"/>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Fights outcomes</text:h>
      <text:p text:style-name="P5">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6">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8">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10">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11">
          <table:table-cell table:style-name="Tabella1.A2" office:value-type="string">
            <text:p text:style-name="Table_20_Contents">Mps</text:p>
          </table:table-cell>
          <table:table-cell table:style-name="Tabella1.A2" office:value-type="string">
            <text:p text:style-name="Table_20_Contents">32/+6</text:p>
          </table:table-cell>
          <table:table-cell table:style-name="Tabella1.A2" office:value-type="string">
            <text:p text:style-name="Table_20_Contents">20/+4</text:p>
          </table:table-cell>
          <table:table-cell table:style-name="Tabella1.A2" office:value-type="string">
            <text:p text:style-name="Table_20_Contents">25/+5</text:p>
          </table:table-cell>
          <table:table-cell table:style-name="Tabella1.A2" office:value-type="string">
            <text:p text:style-name="Table_20_Contents">5/+1</text:p>
          </table:table-cell>
          <table:table-cell table:style-name="Tabella1.F2" office:value-type="string">
            <text:p text:style-name="Table_20_Contents">28/+5</text:p>
          </table:table-cell>
        </table:table-row>
        <table:table-row table:style-name="Tabella1.12">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13">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5"/>
      <text:p text:style-name="P5">AC= 9 - Bonus Dexterity</text:p>
      <text:p text:style-name="P5">Heen starts with leather armor and with a Club (1d4). </text:p>
      <text:p text:style-name="P5">Calcifer starts with the mail chain and with a Short Sword (1d6)</text:p>
      <text:p text:style-name="P5">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Mud-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Table_20_Contents">2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7" text:outline-level="2">Fights in Level 6 – Cal</text:h>
      <table:table table:name="Scontri" table:style-name="Scontri">
        <table:table-column table:style-name="Scontri.A"/>
        <table:table-column table:style-name="Scontri.B"/>
        <table:table-column table:style-name="Scontri.C"/>
        <table:table-column table:style-name="Scontri.D" table:number-columns-repeated="2"/>
        <table:table-column table:style-name="Scontri.F"/>
        <table:table-column table:style-name="Scontri.G"/>
        <table:table-column table:style-name="Scontri.H"/>
        <table:table-column table:style-name="Scontri.I"/>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6"><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6">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1"><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A1" office:value-type="string">
              <text:p text:style-name="P9">DPT(Team, Enemies)/HPenemies</text:p>
            </table:table-cell>
            <table:table-cell table:style-name="Scontri.A1" office:value-type="string">
              <text:p text:style-name="P9">DPT(Enemies, Team)/HPteam</text:p>
            </table:table-cell>
            <table:table-cell table:style-name="Scontri.A1" office:value-type="string">
              <text:p text:style-name="P3">Difficulty<text:note text:id="ftn4" text:note-class="footnote"><text:note-citation>4</text:note-citation><text:note-body><text:p text:style-name="Footnote"><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he duration d of a battle in terms of turns is <draw:frame draw:style-name="fr1" draw:name="Oggetto1" text:anchor-type="as-char" svg:y="-0.619cm" svg:width="4.731cm" svg:height="1.63cm" draw:z-index="3"><draw:object xlink:href="./Object 1" xlink:type="simple" xlink:show="embed" xlink:actuate="onLoad"/><draw:image xlink:href="./ObjectReplacements/Object 1" xlink:type="simple" xlink:show="embed" xlink:actuate="onLoad"/></draw:frame></text:p></text:note-body></text:note></text:p>
            </table:table-cell>
            <table:table-cell table:style-name="Scontri.C1" office:value-type="string">
              <text:p text:style-name="P8">Hp <text:span text:style-name="T9">l</text:span>oss<text:note text:id="ftn0" text:note-class="footnote"><text:note-citation>5</text:note-citation><text:note-body><text:p text:style-name="P14"><text:span text:style-name="T3">The duration in terms of turns of a battle </text:span><text:span text:style-name="T8">d </text:span><text:span text:style-name="T3">can be used to calculate the amount of life lost by the team in the fight, multiplying it for DPT(Enemies, Team)/HP(team). </text:span><text:span text:style-name="T4">F</text:span><text:span text:style-name="T3">or example in the first fight the team suffers 0.1</text:span><text:span text:style-name="T4">25</text:span><text:span text:style-name="T3"> / 0.1</text:span><text:span text:style-name="T4">7</text:span><text:span text:style-name="T3">2 </text:span><text:span text:style-name="T4">= </text:span><text:span text:style-name="T5">0.729. Remember that if the ratio is 1 the team has lost all the hp. For the most difficult fights (as for the elite soldiers) the ratio becomes even </text:span><text:span text:style-name="T7">bigger than</text:span><text:span text:style-name="T5"> 2. This is due to the fact that these statistics always consider an average damage, and not the extreme cases in which the team, attacking with the whole arsenal, multiplies its damage </text:span><text:span text:style-name="T7">(as said in the following Strategy chapter)</text:span><text:span text:style-name="T5">. </text:span><text:span text:style-name="T7">T</text:span><text:span text:style-name="T5">he purpose of these statistics is above all balancing the quantity of items on the map and highlighting the most delicate moments of the level from a strategic point of view.</text:span></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A2" office:value-type="string">
            <text:p text:style-name="P10">0.172</text:p>
          </table:table-cell>
          <table:table-cell table:style-name="Scontri.A2" office:value-type="string">
            <text:p text:style-name="P10">0.125</text:p>
          </table:table-cell>
          <table:table-cell table:style-name="Scontri.A2" office:value-type="string">
            <text:p text:style-name="P4">0.047</text:p>
          </table:table-cell>
          <table:table-cell table:style-name="Scontri.C2" office:value-type="string">
            <text:p text:style-name="P11">0.726</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A3" office:value-type="string">
            <text:p text:style-name="P10">0.255</text:p>
          </table:table-cell>
          <table:table-cell table:style-name="Scontri.A3" office:value-type="string">
            <text:p text:style-name="P10">0.057</text:p>
          </table:table-cell>
          <table:table-cell table:style-name="Scontri.A3" office:value-type="string">
            <text:p text:style-name="P4">0.198</text:p>
          </table:table-cell>
          <table:table-cell table:style-name="Scontri.C3" office:value-type="string">
            <text:p text:style-name="P11">0.223</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A2" office:value-type="string">
            <text:p text:style-name="P10">0.383</text:p>
          </table:table-cell>
          <table:table-cell table:style-name="Scontri.A2" office:value-type="string">
            <text:p text:style-name="P10">0.038</text:p>
          </table:table-cell>
          <table:table-cell table:style-name="Scontri.A2" office:value-type="string">
            <text:p text:style-name="P4">0.345</text:p>
          </table:table-cell>
          <table:table-cell table:style-name="Scontri.C2" office:value-type="string">
            <text:p text:style-name="P11">0.099</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A3" office:value-type="string">
            <text:p text:style-name="P10">0.383 </text:p>
          </table:table-cell>
          <table:table-cell table:style-name="Scontri.A3" office:value-type="string">
            <text:p text:style-name="P10">0.038</text:p>
          </table:table-cell>
          <table:table-cell table:style-name="Scontri.A3" office:value-type="string">
            <text:p text:style-name="P4">0.345</text:p>
          </table:table-cell>
          <table:table-cell table:style-name="Scontri.C3" office:value-type="string">
            <text:p text:style-name="P11">0.099</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A2" office:value-type="string">
            <text:p text:style-name="P10">0.083</text:p>
          </table:table-cell>
          <table:table-cell table:style-name="Scontri.A2" office:value-type="string">
            <text:p text:style-name="P10">0.198</text:p>
          </table:table-cell>
          <table:table-cell table:style-name="Scontri.A2" office:value-type="string">
            <text:p text:style-name="P4">-0.115</text:p>
          </table:table-cell>
          <table:table-cell table:style-name="Scontri.C2" office:value-type="string">
            <text:p text:style-name="P11">2.38</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6</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A3" office:value-type="string">
            <text:p text:style-name="P10">0.245 </text:p>
          </table:table-cell>
          <table:table-cell table:style-name="Scontri.A3" office:value-type="string">
            <text:p text:style-name="P10">0.219</text:p>
          </table:table-cell>
          <table:table-cell table:style-name="Scontri.A3" office:value-type="string">
            <text:p text:style-name="P4">0.026</text:p>
          </table:table-cell>
          <table:table-cell table:style-name="Scontri.C3" office:value-type="string">
            <text:p text:style-name="P11">0.893</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A2" office:value-type="string">
            <text:p text:style-name="P10">0.767</text:p>
          </table:table-cell>
          <table:table-cell table:style-name="Scontri.A2" office:value-type="string">
            <text:p text:style-name="P10">0.019</text:p>
          </table:table-cell>
          <table:table-cell table:style-name="Scontri.A2" office:value-type="string">
            <text:p text:style-name="P4">0.748</text:p>
          </table:table-cell>
          <table:table-cell table:style-name="Scontri.C2" office:value-type="string">
            <text:p text:style-name="P11">0.024</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A3" office:value-type="string">
            <text:p text:style-name="P10">0.195 </text:p>
          </table:table-cell>
          <table:table-cell table:style-name="Scontri.A3" office:value-type="string">
            <text:p text:style-name="P10">0.079</text:p>
          </table:table-cell>
          <table:table-cell table:style-name="Scontri.A3" office:value-type="string">
            <text:p text:style-name="P4">0.116 </text:p>
          </table:table-cell>
          <table:table-cell table:style-name="Scontri.C3" office:value-type="string">
            <text:p text:style-name="P11">0.405</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A2" office:value-type="string">
            <text:p text:style-name="P10">0.195 </text:p>
          </table:table-cell>
          <table:table-cell table:style-name="Scontri.A2" office:value-type="string">
            <text:p text:style-name="P10">0.079</text:p>
          </table:table-cell>
          <table:table-cell table:style-name="Scontri.A2" office:value-type="string">
            <text:p text:style-name="P4">0.116</text:p>
          </table:table-cell>
          <table:table-cell table:style-name="Scontri.C2" office:value-type="string">
            <text:p text:style-name="P11">0.405</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A3" office:value-type="string">
            <text:p text:style-name="P10">0.155</text:p>
          </table:table-cell>
          <table:table-cell table:style-name="Scontri.A3" office:value-type="string">
            <text:p text:style-name="P10">0.100</text:p>
          </table:table-cell>
          <table:table-cell table:style-name="Scontri.A3" office:value-type="string">
            <text:p text:style-name="P4">0.055</text:p>
          </table:table-cell>
          <table:table-cell table:style-name="Scontri.C3" office:value-type="string">
            <text:p text:style-name="P11">0.64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A2" office:value-type="string">
            <text:p text:style-name="P10">0.383</text:p>
          </table:table-cell>
          <table:table-cell table:style-name="Scontri.A2" office:value-type="string">
            <text:p text:style-name="P10">0.038 </text:p>
          </table:table-cell>
          <table:table-cell table:style-name="Scontri.A2" office:value-type="string">
            <text:p text:style-name="P4">0.345</text:p>
          </table:table-cell>
          <table:table-cell table:style-name="Scontri.C2" office:value-type="string">
            <text:p text:style-name="P11">0.099</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A3" office:value-type="string">
            <text:p text:style-name="P10">0.766</text:p>
          </table:table-cell>
          <table:table-cell table:style-name="Scontri.A3" office:value-type="string">
            <text:p text:style-name="P10">0.019</text:p>
          </table:table-cell>
          <table:table-cell table:style-name="Scontri.A3" office:value-type="string">
            <text:p text:style-name="P4">0.747</text:p>
          </table:table-cell>
          <table:table-cell table:style-name="Scontri.C3" office:value-type="string">
            <text:p text:style-name="P11">0.024</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A2" office:value-type="string">
            <text:p text:style-name="P10">0.409</text:p>
          </table:table-cell>
          <table:table-cell table:style-name="Scontri.A2" office:value-type="string">
            <text:p text:style-name="P10">0.042</text:p>
          </table:table-cell>
          <table:table-cell table:style-name="Scontri.A2" office:value-type="string">
            <text:p text:style-name="P4">0.367</text:p>
          </table:table-cell>
          <table:table-cell table:style-name="Scontri.C2" office:value-type="string">
            <text:p text:style-name="P11">0.102</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A3" office:value-type="string">
            <text:p text:style-name="P10">0.191</text:p>
          </table:table-cell>
          <table:table-cell table:style-name="Scontri.A3" office:value-type="string">
            <text:p text:style-name="P10">0.076</text:p>
          </table:table-cell>
          <table:table-cell table:style-name="Scontri.A3" office:value-type="string">
            <text:p text:style-name="P4">0.115</text:p>
          </table:table-cell>
          <table:table-cell table:style-name="Scontri.C3" office:value-type="string">
            <text:p text:style-name="P11">0.397</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A2" office:value-type="string">
            <text:p text:style-name="P10">0.819</text:p>
          </table:table-cell>
          <table:table-cell table:style-name="Scontri.A2" office:value-type="string">
            <text:p text:style-name="P10">0.021</text:p>
          </table:table-cell>
          <table:table-cell table:style-name="Scontri.A2" office:value-type="string">
            <text:p text:style-name="P4">0.798</text:p>
          </table:table-cell>
          <table:table-cell table:style-name="Scontri.C2" office:value-type="string">
            <text:p text:style-name="P11">0.025</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A3" office:value-type="string">
            <text:p text:style-name="P10">0.396</text:p>
          </table:table-cell>
          <table:table-cell table:style-name="Scontri.A3" office:value-type="string">
            <text:p text:style-name="P10">0.040</text:p>
          </table:table-cell>
          <table:table-cell table:style-name="Scontri.A3" office:value-type="string">
            <text:p text:style-name="P4">0.356</text:p>
          </table:table-cell>
          <table:table-cell table:style-name="Scontri.C3" office:value-type="string">
            <text:p text:style-name="P11">0.101</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A2" office:value-type="string">
            <text:p text:style-name="P10">0.198</text:p>
          </table:table-cell>
          <table:table-cell table:style-name="Scontri.A2" office:value-type="string">
            <text:p text:style-name="P10">0.081</text:p>
          </table:table-cell>
          <table:table-cell table:style-name="Scontri.A2" office:value-type="string">
            <text:p text:style-name="P4">0.117</text:p>
          </table:table-cell>
          <table:table-cell table:style-name="Scontri.C2" office:value-type="string">
            <text:p text:style-name="P11">0.409</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A3" office:value-type="string">
            <text:p text:style-name="P10">0.261</text:p>
          </table:table-cell>
          <table:table-cell table:style-name="Scontri.A3" office:value-type="string">
            <text:p text:style-name="P10">0.040</text:p>
          </table:table-cell>
          <table:table-cell table:style-name="Scontri.A3" office:value-type="string">
            <text:p text:style-name="P4">0.221</text:p>
          </table:table-cell>
          <table:table-cell table:style-name="Scontri.C3" office:value-type="string">
            <text:p text:style-name="P11">0.154</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A2" office:value-type="string">
            <text:p text:style-name="P10">0.102</text:p>
          </table:table-cell>
          <table:table-cell table:style-name="Scontri.A2" office:value-type="string">
            <text:p text:style-name="P10">0.196</text:p>
          </table:table-cell>
          <table:table-cell table:style-name="Scontri.A2" office:value-type="string">
            <text:p text:style-name="P4">-0.094</text:p>
          </table:table-cell>
          <table:table-cell table:style-name="Scontri.C2" office:value-type="string">
            <text:p text:style-name="P11">1.921</text:p>
          </table:table-cell>
        </table:table-row>
      </table:table>
      <text:p text:style-name="Standard"/>
      <text:h text:style-name="P13" text:outline-level="3"><text:span text:style-name="T2"/></text:h>
      <text:h text:style-name="P7" text:outline-level="2">Strategy</text:h>
      <text:p text:style-name="Text_20_body">Sophie, Calcifer and Markl at level 5 have acquired powerful area spells, such as the fireball. This spell allows you to quickly resolve clashes with many enemies in tight spaces, but consumes a lot of MPs, forcing the player to use it wisely.</text:p>
      <text:p text:style-name="Standard">In the nest of rats in the sewers, the rats have a saving throw of 13 on the spells, and are distributed so that they can be hit by 1 to 8 at the same time, suppose it hits an average of 4.5. This means that a level 5 fireball can inflict:</text:p>
      <text:p text:style-name="Standard"><draw:frame draw:style-name="fr1" draw:name="Oggetto2" text:anchor-type="as-char" svg:y="-0.66cm" svg:width="13.725cm" svg:height="1.039cm" draw:z-index="4"><draw:object xlink:href="./Object 2" xlink:type="simple" xlink:show="embed" xlink:actuate="onLoad"/><draw:image xlink:href="./ObjectReplacements/Object 2" xlink:type="simple" xlink:show="embed" xlink:actuate="onLoad"/></draw:frame></text:p>
      <text:p text:style-name="Standard">By inflicting 14.375 per rat we can say that the average damage of a fireballs kills any rat <text:span text:style-name="T10">it</text:span> target<text:span text:style-name="T10">s</text:span>. 4 fireballs could solve the most challenging match of the level. <text:span text:style-name="T10">U</text:span>sing the <text:span text:style-name="T10">average</text:span> attack the team would be so disadvantaged to be defeated twice! <text:span text:style-name="T10">(HPloss = 2.38)</text:span></text:p>
      <text:p text:style-name="Standard">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strongest attack is mud-spamming magic (1d20) which inflicts the following damage to a level 5 team:</text:p>
      <text:p text:style-name="Standard"><draw:frame draw:style-name="fr1" draw:name="Oggetto3" text:anchor-type="as-char" svg:y="-0.66cm" svg:width="18.288cm" svg:height="1.037cm" draw:z-index="5"><draw:object xlink:href="./Object 3" xlink:type="simple" xlink:show="embed" xlink:actuate="onLoad"/><draw:image xlink:href="./ObjectReplacements/Object 3" xlink:type="simple" xlink:show="embed" xlink:actuate="onLoad"/></draw:frame><text:s/>to the magic users + 17.85 to the fighters, 44.312 total.</text:p>
      <text:p text:style-name="Standard">In some clashes, like the final one in the castle with the six elite soldiers, it is possible that the damage is focused on a single weak character. This could rapidly lead to his defeat. In just one turn, with the rest of the team healthy, you can completely restore the health of any character just defeated: 1 phoenix tail, 2 healing potions and a cure magic are 3d10 + 3 + 5d6 + 5 = 19.5 + 22.5 = 42 Hps.</text:p>
      <text:p text:style-name="Standard">In the statistics it is estimated that Sophie attacks 75% of the rounds, Markl the 60 and the Wow the 40%, this because they know powerful defensive spells, or they have to save the mana or use a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21T21:39:24.389000000</dc:date>
    <meta:editing-duration>PT9H11M</meta:editing-duration>
    <meta:editing-cycles>179</meta:editing-cycles>
    <meta:generator>LibreOffice/6.1.2.1$Windows_X86_64 LibreOffice_project/65905a128db06ba48db947242809d14d3f9a93fe</meta:generator>
    <meta:document-statistic meta:table-count="4" meta:image-count="0" meta:object-count="6" meta:page-count="3" meta:paragraph-count="333" meta:word-count="1112" meta:character-count="5626" meta:non-whitespace-character-count="4833"/>
    <meta:template xlink:type="simple" xlink:actuate="onRequest" xlink:title="" xlink:href="../MasterGameDesignDocument.odm" meta:date="2018-12-29T17:17:59.410000000"/>
  </office:meta>
</office:document-meta>
</file>

<file path=Object 1/content.xml><?xml version="1.0" encoding="utf-8"?>
<math xmlns="http://www.w3.org/1998/Math/MathML" display="block">
  <semantics>
    <mrow>
      <mi>d</mi>
      <mo stretchy="false">=</mo>
      <mfrac>
        <mn>1</mn>
        <mfrac>
          <mrow>
            <mi mathvariant="italic">DPT</mi>
            <mrow>
              <mo fence="true" stretchy="false">(</mo>
              <mrow>
                <mrow>
                  <mi mathvariant="italic">Team</mi>
                  <mi>,</mi>
                  <mi mathvariant="italic">Enemies</mi>
                </mrow>
              </mrow>
              <mo fence="true" stretchy="false">)</mo>
            </mrow>
          </mrow>
          <msub>
            <mi mathvariant="italic">HP</mi>
            <mi mathvariant="italic">enemies</mi>
          </msub>
        </mfrac>
      </mfrac>
    </mrow>
    <annotation encoding="StarMath 5.0">d=1 over {{DPT(Team,Enemies)}over HP_enemies}</annotation>
  </semantics>
</math>
</file>

<file path=Object 2/content.xml><?xml version="1.0" encoding="utf-8"?>
<math xmlns="http://www.w3.org/1998/Math/MathML">
  <semantics>
    <mrow>
      <mrow>
        <mo stretchy="false">(</mo>
        <mrow>
          <mrow>
            <mrow>
              <mfrac>
                <mrow>
                  <mn>3.5</mn>
                  <mi>×</mi>
                  <mn>5</mn>
                  <mi>×</mi>
                  <mi>P</mi>
                  <mrow>
                    <mo stretchy="false">(</mo>
                    <mrow>
                      <mrow>
                        <mn>1d20</mn>
                        <mo stretchy="false">&gt;</mo>
                        <mn>13</mn>
                      </mrow>
                    </mrow>
                    <mo stretchy="false">)</mo>
                  </mrow>
                </mrow>
                <mn>2</mn>
              </mfrac>
              <mo stretchy="false">+</mo>
              <mn>3.5</mn>
            </mrow>
            <mi>×</mi>
            <mn>5</mn>
            <mi>×</mi>
            <mi>P</mi>
            <mrow>
              <mo stretchy="false">(</mo>
              <mrow>
                <mrow>
                  <mn>1d20</mn>
                  <mo stretchy="false">&lt;</mo>
                  <mn>13</mn>
                </mrow>
              </mrow>
              <mo stretchy="false">)</mo>
            </mrow>
          </mrow>
        </mrow>
        <mo stretchy="false">)</mo>
      </mrow>
      <mi>×</mi>
      <mrow>
        <mn>4.5</mn>
        <mo stretchy="false">=</mo>
        <mrow>
          <mo stretchy="false">(</mo>
          <mrow>
            <mrow>
              <mrow>
                <mn>3</mn>
                <mo stretchy="false">+</mo>
                <mn>11.375</mn>
              </mrow>
            </mrow>
          </mrow>
          <mo stretchy="false">)</mo>
        </mrow>
      </mrow>
      <mi>×</mi>
      <mrow>
        <mn>4.5</mn>
        <mo stretchy="false">=</mo>
        <mn>64.68</mn>
      </mrow>
    </mrow>
    <annotation encoding="StarMath 5.0">({{3.5 × 5 × P(1d20 &gt; 13) }over 2 + 3.5 × 5 × P(1d20 &lt; 13) } )× 4.5 = ({3 + 11.375}) × 4.5 = 64.68</annotation>
  </semantics>
</math>
</file>

<file path=Object 3/content.xml><?xml version="1.0" encoding="utf-8"?>
<math xmlns="http://www.w3.org/1998/Math/MathML" display="block">
  <semantics>
    <mrow>
      <mrow>
        <mrow>
          <mrow>
            <mo fence="true" stretchy="false">(</mo>
            <mrow>
              <mrow>
                <mrow>
                  <mfrac>
                    <mrow>
                      <mn>10.5</mn>
                      <mi>×</mi>
                      <mi>P</mi>
                      <mrow>
                        <mo fence="true" stretchy="false">(</mo>
                        <mrow>
                          <mrow>
                            <mn>1</mn>
                            <mi>d</mi>
                            <mn>20</mn>
                            <mi>≥</mi>
                            <mn>15</mn>
                          </mrow>
                        </mrow>
                        <mo fence="true" stretchy="false">)</mo>
                      </mrow>
                    </mrow>
                    <mn>2</mn>
                  </mfrac>
                  <mo stretchy="false">+</mo>
                  <mn>10.5</mn>
                </mrow>
                <mi>×</mi>
                <mi>P</mi>
                <mrow>
                  <mo fence="true" stretchy="false">(</mo>
                  <mrow>
                    <mrow>
                      <mn>1</mn>
                      <mi>d</mi>
                      <mrow>
                        <mn>20</mn>
                        <mo stretchy="false">&lt;</mo>
                        <mn>15</mn>
                      </mrow>
                    </mrow>
                  </mrow>
                  <mo fence="true" stretchy="false">)</mo>
                </mrow>
              </mrow>
            </mrow>
            <mo fence="true" stretchy="false">)</mo>
          </mrow>
          <mi>×</mi>
          <mn>3</mn>
        </mrow>
        <mo stretchy="false">+</mo>
        <mrow>
          <mrow>
            <mo fence="true" stretchy="false">(</mo>
            <mrow>
              <mrow>
                <mrow>
                  <mfrac>
                    <mrow>
                      <mn>10.5</mn>
                      <mi>×</mi>
                      <mi>P</mi>
                      <mrow>
                        <mo fence="true" stretchy="false">(</mo>
                        <mrow>
                          <mrow>
                            <mn>1</mn>
                            <mi>d</mi>
                            <mn>20</mn>
                            <mi>≥</mi>
                            <mn>14</mn>
                          </mrow>
                        </mrow>
                        <mo fence="true" stretchy="false">)</mo>
                      </mrow>
                    </mrow>
                    <mn>2</mn>
                  </mfrac>
                  <mo stretchy="false">+</mo>
                  <mn>10.5</mn>
                </mrow>
                <mi>×</mi>
                <mi>P</mi>
                <mrow>
                  <mo fence="true" stretchy="false">(</mo>
                  <mrow>
                    <mrow>
                      <mn>1</mn>
                      <mi>d</mi>
                      <mrow>
                        <mn>20</mn>
                        <mo stretchy="false">&lt;</mo>
                        <mn>14</mn>
                      </mrow>
                    </mrow>
                  </mrow>
                  <mo fence="true" stretchy="false">)</mo>
                </mrow>
              </mrow>
            </mrow>
            <mo fence="true" stretchy="false">)</mo>
          </mrow>
          <mo stretchy="false">×</mo>
          <mn>2</mn>
        </mrow>
      </mrow>
      <mo stretchy="false">=</mo>
      <mn>26.562</mn>
    </mrow>
    <annotation encoding="StarMath 5.0">{({10.5 × P(1d20 ≥  15)} over 2 + 10.5 × P(1d20 &lt; 15)) × 3} + ({10.5 × P(1d20 ≥  14)} over 2 + 10.5 × P(1d20 &lt; 14)) times 2   = 26.562</annotation>
  </semantics>
</math>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